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ext:p>
      <text:p>#text.alignment#="left" #text.size#="10" <text:s text:c="1"/>#text.type#="arial" <text:s text:c="1"/><text:line-break/><text:line-break/>Ikt. szám: HAJ-00202-18/2015.<text:line-break/>Tárgy: fellebbezés elbírálása<text:line-break/>Előadó: dr. Sándor Zoltán<text:line-break/>Tel.: 06-1-4594-911</text:p>
      <text:p/>
      <text:p>#text.alignment#="center" #text.type#="arial" #text.style#="bold" #text.size#="11"<text:line-break/><text:line-break/>H A T Á R O Z A T</text:p>
      <text:p/>
      <text:p>#text.type#="arial" #text.size#="11" #text.alignment#="justify"<text:line-break/><text:line-break/>A Füstirtók a Dohányzás Visszaszorításáért Egyesület (1026 Budapest, Endrődi Sándor u. 16/a., a továbbiakban: Egyesület) fellebbezésére tekintettel a másodfokú hatóság a Budapest Főváros Kormányhivatala BPO-001/3026/2/2015. ügyiratszámú határozatát helybenhagyja.</text:p>
      <text:p/>
      <text:p>#text.type#="arial" #text.size#="11" #text.alignment#="justify"<text:line-break/><text:line-break/>A másodfokú hatóság felhívja a Társaságot, hogy a fogyasztóvédelmi bírság összegét (950.000,- Ft-ot, azaz kilencszázötvenezer forintot) a Nemzeti Fogyasztóvédelmi Hatóság Magyar Államkincstárnál vezetett 10032000-01494879-00000000 számú számlájára fizesse be. A bírságösszegnek a határozat jogerőre emelkedését követő 15 napon belül a fenti számlára be kell érkeznie.</text:p>
      <text:p/>
      <text:p>#text.alignment#="center" #text.type#="arial" #text.style#="bold" #text.size#="11"<text:line-break/><text:line-break/>I N D O K O L Á S</text:p>
      <text:p/>
      <text:p>#text.margin#="10" #text.style#="italic" #text.type#="arial" #text.size#="11"<text:line-break/><text:line-break/>A Pftv. 3. § <text:s text:c="1"/>(3) bekezdés szerint:<text:line-break/><text:line-break/>Az importőr és a forgalmazó nem hozhat forgalomba és nem forgalmazhat olyan terméket, amelyről tudja vagy a rendelkezésére álló tájékoztatás vagy szakmai ismeret alapján tudnia kellene, hogy nem biztonságos.</text:p>
      <text:p/>
      <text:p>#text.margin#="75" #text.alignment#="center" #text.type#="arial" #text.size#="11"<text:line-break/><text:line-break/>dr. Szente István<text:line-break/>főigazgató nevében és megbízásából:<text:line-break/><text:line-break/><text:line-break/>dr. Tóth Gábor<text:line-break/>Hatósági és Jogi Főosztály<text:line-break/>főosztályvezető</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Zoli</dc:creator>
    <dc:date>2016-09-17T12:33:07</dc:date>
    <meta:editing-cycles>1</meta:editing-cycles>
    <meta:editing-duration>PT0.422S</meta:editing-duration>
    <meta:initial-creator>Zoli</meta:initial-creator>
    <meta:creation-date>2016-09-17T12:33:07</meta:creation-date>
    <dc:language>en</dc:language>
  </office:meta>
</office:document-meta>
</file>